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6"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14"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15"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17"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18"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1"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22"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23"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24"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6"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27"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28" style:family="paragraph" style:parent-style-name="Standard" style:list-style-name="L3">
      <style:text-properties fo:font-size="12pt" fo:font-style="italic" style:text-underline-style="none" fo:font-weight="normal" officeooo:rsid="001d311e" officeooo:paragraph-rsid="00206e72" style:font-size-asian="10.5pt" style:font-style-asian="italic" style:font-weight-asian="normal" style:font-size-complex="12pt" style:font-style-complex="italic" style:font-weight-complex="normal"/>
    </style:style>
    <style:style style:name="P29" style:family="paragraph" style:parent-style-name="Standard">
      <style:text-properties fo:font-size="12pt" fo:font-style="italic" style:text-underline-style="none" fo:font-weight="normal" officeooo:rsid="001767d5" officeooo:paragraph-rsid="00262710" style:font-size-asian="10.5pt" style:font-style-asian="italic" style:font-weight-asian="normal" style:font-size-complex="12pt" style:font-style-complex="italic" style:font-weight-complex="normal"/>
    </style:style>
    <style:style style:name="P30"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italic" style:text-underline-style="none" fo:font-weight="normal" officeooo:rsid="0025feaf" officeooo:paragraph-rsid="0023f61d" style:font-size-asian="10.5pt" style:font-style-asian="italic" style:font-weight-asian="normal" style:font-size-complex="12pt" style:font-style-complex="italic" style:font-weight-complex="normal"/>
    </style:style>
    <style:style style:name="P32"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33" style:family="paragraph" style:parent-style-name="Standard">
      <style:text-properties fo:font-size="12pt" fo:font-style="italic" style:text-underline-style="none" fo:font-weight="normal" officeooo:rsid="0027f7b8" officeooo:paragraph-rsid="0027f7b8" style:font-size-asian="10.5pt" style:font-style-asian="italic" style:font-weight-asian="normal" style:font-size-complex="12pt" style:font-style-complex="italic" style:font-weight-complex="normal"/>
    </style:style>
    <style:style style:name="P34" style:family="paragraph" style:parent-style-name="Standard">
      <style:text-properties fo:font-size="12pt" fo:font-style="italic" style:text-underline-style="none" fo:font-weight="normal" officeooo:rsid="0029a303" officeooo:paragraph-rsid="0029a303" style:font-size-asian="10.5pt" style:font-style-asian="italic" style:font-weight-asian="normal" style:font-size-complex="12pt" style:font-style-complex="italic" style:font-weight-complex="normal"/>
    </style:style>
    <style:style style:name="P35" style:family="paragraph" style:parent-style-name="Standard">
      <style:text-properties fo:font-size="12pt" fo:font-style="italic" style:text-underline-style="none" fo:font-weight="normal" officeooo:rsid="0029a303" officeooo:paragraph-rsid="0030a57b" style:font-size-asian="10.5pt" style:font-style-asian="italic" style:font-weight-asian="normal" style:font-size-complex="12pt" style:font-style-complex="italic" style:font-weight-complex="normal"/>
    </style:style>
    <style:style style:name="P36" style:family="paragraph" style:parent-style-name="Standard">
      <style:text-properties fo:font-size="12pt" fo:font-style="italic" style:text-underline-style="none" fo:font-weight="normal" officeooo:rsid="00324fbd" officeooo:paragraph-rsid="00324fbd"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normal" style:text-underline-style="none" fo:font-weight="normal" officeooo:rsid="00262710" officeooo:paragraph-rsid="002c9493"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2e5dd0" officeooo:paragraph-rsid="002c9493"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2e5dd0" officeooo:paragraph-rsid="002e5dd0"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2e5dd0" officeooo:paragraph-rsid="0030a57b"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2ecc5d" officeooo:paragraph-rsid="002ecc5d"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2ecc5d" officeooo:paragraph-rsid="0030a57b" style:font-size-asian="10.5pt" style:font-style-asian="normal" style:font-weight-asian="normal" style:font-size-complex="12pt" style:font-style-complex="normal" style:font-weight-complex="normal"/>
    </style:style>
    <style:style style:name="P44"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45"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46" style:family="paragraph" style:parent-style-name="Standard">
      <style:text-properties fo:font-size="14pt" fo:font-style="italic" style:text-underline-style="none" fo:font-weight="bold" officeooo:rsid="00197468" officeooo:paragraph-rsid="002c9493" style:font-size-asian="12.25pt" style:font-style-asian="italic" style:font-weight-asian="bold" style:font-size-complex="14pt" style:font-style-complex="italic" style:font-weight-complex="bold"/>
    </style:style>
    <style:style style:name="P47"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48" style:family="paragraph" style:parent-style-name="Standard">
      <style:text-properties fo:font-size="16pt" style:text-underline-style="solid" style:text-underline-width="auto" style:text-underline-color="font-color" fo:font-weight="bold" officeooo:rsid="00262710" officeooo:paragraph-rsid="00262710" style:font-size-asian="16pt" style:font-weight-asian="bold" style:font-size-complex="16pt"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b640d" style:font-style-asian="normal" style:font-style-complex="normal"/>
    </style:style>
    <style:style style:name="T10" style:family="text">
      <style:text-properties fo:font-style="normal" officeooo:rsid="001c9c23" style:font-style-asian="normal" style:font-style-complex="normal"/>
    </style:style>
    <style:style style:name="T11" style:family="text">
      <style:text-properties fo:font-style="normal" officeooo:rsid="001ea848" style:font-style-asian="normal" style:font-style-complex="normal"/>
    </style:style>
    <style:style style:name="T12" style:family="text">
      <style:text-properties fo:font-style="normal" officeooo:rsid="00206e72" style:font-style-asian="normal" style:font-style-complex="normal"/>
    </style:style>
    <style:style style:name="T13" style:family="text">
      <style:text-properties fo:font-style="normal" officeooo:rsid="00217c3b" style:font-style-asian="normal" style:font-style-complex="normal"/>
    </style:style>
    <style:style style:name="T14" style:family="text">
      <style:text-properties fo:font-style="normal" officeooo:rsid="00234516" style:font-style-asian="normal" style:font-style-complex="normal"/>
    </style:style>
    <style:style style:name="T15" style:family="text">
      <style:text-properties fo:font-style="normal" officeooo:rsid="0023f61d" style:font-style-asian="normal" style:font-style-complex="normal"/>
    </style:style>
    <style:style style:name="T16" style:family="text">
      <style:text-properties fo:font-style="normal" officeooo:rsid="002462b3" style:font-style-asian="normal" style:font-style-complex="normal"/>
    </style:style>
    <style:style style:name="T17" style:family="text">
      <style:text-properties fo:font-style="normal" officeooo:rsid="002611f6" style:font-style-asian="normal" style:font-style-complex="normal"/>
    </style:style>
    <style:style style:name="T18" style:family="text">
      <style:text-properties fo:font-style="normal" officeooo:rsid="0027f7b8" style:font-style-asian="normal" style:font-style-complex="normal"/>
    </style:style>
    <style:style style:name="T19" style:family="text">
      <style:text-properties fo:font-style="normal" officeooo:rsid="0029a303" style:font-style-asian="normal" style:font-style-complex="normal"/>
    </style:style>
    <style:style style:name="T20" style:family="text">
      <style:text-properties fo:font-style="normal" officeooo:rsid="002c0e76" style:font-style-asian="normal" style:font-style-complex="normal"/>
    </style:style>
    <style:style style:name="T21" style:family="text">
      <style:text-properties fo:font-style="normal" officeooo:rsid="002c9493" style:font-style-asian="normal" style:font-style-complex="normal"/>
    </style:style>
    <style:style style:name="T22" style:family="text">
      <style:text-properties fo:font-style="normal" officeooo:rsid="002e5dd0" style:font-style-asian="normal" style:font-style-complex="normal"/>
    </style:style>
    <style:style style:name="T23" style:family="text">
      <style:text-properties fo:font-style="normal" officeooo:rsid="0032a22f"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officeooo:rsid="001c9c23"/>
    </style:style>
    <style:style style:name="T26" style:family="text">
      <style:text-properties officeooo:rsid="00262710"/>
    </style:style>
    <style:style style:name="T27" style:family="text">
      <style:text-properties officeooo:rsid="0027f7b8"/>
    </style:style>
    <style:style style:name="T28" style:family="text">
      <style:text-properties officeooo:rsid="0029a303"/>
    </style:style>
    <style:style style:name="T29" style:family="text">
      <style:text-properties officeooo:rsid="002c9493"/>
    </style:style>
    <style:style style:name="T30" style:family="text">
      <style:text-properties officeooo:rsid="002ecc5d"/>
    </style:style>
    <style:style style:name="T31" style:family="text">
      <style:text-properties officeooo:rsid="0030a5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5">In diesem Kapitel werde ich mich mit der organisatorischen Struktur des Programms <text:span text:style-name="T26">und der Umsetzung konkreter Problemstellungen auseinander setzen.</text:span></text:p>
      <text:p text:style-name="P4"/>
      <text:p text:style-name="P14"><text:span text:style-name="T1">Modell</text:span>:</text:p>
      <text:p text:style-name="P1">Ich habe mich für das klassische Modell „Model-View-Controller“ entschieden, da ein Spiel per Definition alle Kriterien erfüllt. </text:p>
      <text:list xml:id="list1525687287" text:style-name="L1">
        <text:list-item>
          <text:p text:style-name="P21"><text:span text:style-name="T2">Model:</text:span> Man hat ein Regelwerk mit allen zugehörigen Daten, wie Spielfeld, Spielfiguren und Bedingungen für den Sieg. Dazu Berechnungen und Interaktionen von Figuren und Spielfeld.</text:p>
        </text:list-item>
        <text:list-item>
          <text:p text:style-name="P22">View: <text:span text:style-name="T3">Es gibt eine Eindeutige Repräsentation des aktuellen Spielstands, mit Punkteständen, </text:span><text:span text:style-name="T4">Verteilungen der Figuren auf dem Spielbrett und den momentan </text:span><text:span text:style-name="T17">m</text:span><text:span text:style-name="T4">öglichen Spielzügen für den aktiven Spieler.</text:span></text:p>
        </text:list-item>
        <text:list-item>
          <text:p text:style-name="P23">Controller: <text:span text:style-name="T3">Erst die Interaktion macht ein Spiel zu dem, was es ist. Also muss irgend ein haptischer Zugang zum Spielgeschehen vorhanden sein, im Falle meines Spiels mit dem Controller.</text:span></text:p>
        </text:list-item>
      </text:list>
      <text:p text:style-name="P18"/>
      <text:p text:style-name="P15"><text:span text:style-name="T5">UML-Diagramm</text:span><text:span text:style-name="T3">:</text:span></text:p>
      <text:p text:style-name="P6"><text:span text:style-name="T3">Das folgende Diagramm soll die Struktur der Software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0"/>
      <text:p text:style-name="P7"><text:span text:style-name="T6">T</text:span><text:span text:style-name="T3">ODO: UML Diagramm einfügen</text:span></text:p>
      <text:p text:style-name="P19"/>
      <text:p text:style-name="P19"/>
      <text:p text:style-name="P20">Model:</text:p>
      <text:list xml:id="list1095251998" text:style-name="L2">
        <text:list-item>
          <text:p text:style-name="P24">MapSettings: Hier sind die allgemeinen Einstellungen für die momentane Partie gespeichert, wie z.B. wie viel Geld man für eingenommene Gebäude erhält, wie lange der Kampf dauern soll oder ob der Nebel des Krieges aktiviert ist.</text:p>
        </text:list-item>
        <text:list-item>
          <text:p text:style-name="P24">MapData: Hier werden die ganz konkreten Kartenspezifischen Einstellungen gespeichert, z.B. wie groß die Karte ist, welche Teams bereits vorhanden sind und wo bereits welche Einheit steht.</text:p>
        </text:list-item>
      </text:list>
      <text:p text:style-name="P20"/>
      <text:p text:style-name="P48">Die Struktur</text:p>
      <text:p text:style-name="P37">Das K.I. Skript wurde dem Team angehängt und erhält so Zugriff auf alle Einheiten und Informationen, die auch dem Team zur Verfügung stehen.</text:p>
      <text:p text:style-name="P39"/>
      <text:p text:style-name="P47"><text:span text:style-name="T22">Die Phasen</text:span><text:span text:style-name="T3">:</text:span></text:p>
      <text:p text:style-name="P37"><text:span text:style-name="T27">Ich habe die Runde der K.I. in drei Phasen geteilt. </text:span></text:p>
      <text:p text:style-name="P38">TODO: Bild: ki hauptfunktion</text:p>
      <text:p text:style-name="P38"/>
      <text:p text:style-name="P44"><text:span text:style-name="T18">Entscheidungsphase</text:span><text:span text:style-name="T3">:</text:span></text:p>
      <text:p text:style-name="P34"><text:span text:style-name="T3">Für alle Einheiten werden die bestmöglichen Züge berechnet und ihnen werden Befehle zu geteilt.</text:span></text:p>
      <text:p text:style-name="P29"><text:span text:style-name="T3"/></text:p>
      <text:p text:style-name="P45"><text:span text:style-name="T18">Zugphase</text:span><text:span text:style-name="T3">:</text:span></text:p>
      <text:p text:style-name="P35"><text:span text:style-name="T3">In dieser Phase führen die Einheiten die zugewiesenen Befehle aus. </text:span><text:span text:style-name="T21">Da die Einheiten, die von der K.I. gesteuert werden, zusätzliche Informationen benötigen, z.B. Zielfeld und Zieleinheit für die erteilten Befehle, habe ich eine Datenstruktur geschaffen, die es mir ermöglicht mit diesen speziellen Informationen umzugehen. </text:span></text:p>
      <text:p text:style-name="P41">TODO: Bild: AI Unit 01</text:p>
      <text:p text:style-name="P41"><text:soft-page-break/>Mit Hilfe dieser Klasse können den Einheiten konkrete Befehle zu geordnet und die Ausführung dieser Befehle gesteuert werden. Als Basis <text:span text:style-name="T30">für diese Befehle</text:span> dient <text:span text:style-name="T30">folgende abstrakte Klasse:</text:span></text:p>
      <text:p text:style-name="P43">TODO: Bild: order 01</text:p>
      <text:p text:style-name="P43"><text:span text:style-name="T3">Mittels Vererbung konnte ich die Grundfunktionen auf jeden implementierenden Befehl anwenden und sparte </text:span><text:span text:style-name="T31">e</text:span><text:span text:style-name="T3">iniges an Aufwand. Da die Befehle zum Teil auch Animationen beinhalten, z.B. eine Bewegungs- oder Kampfanimation, konnte ich mit dieser Struktur problemlos auf die Events warten, die mir das Ende der Animationen angezeigt haben. </text:span><text:span text:style-name="T31">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ein Event ausgelöst, welches die nächste Einheit aktiviert, die dann auch wieder alle ihre Befehle abarbeitet bis alle Einheiten ihren Zug ausgeführt haben.</text:span></text:p>
      <text:p text:style-name="P36"><text:span text:style-name="T3">TODO: Bild: order 02</text:span></text:p>
      <text:p text:style-name="P36"><text:span text:style-name="T3">Die konkrete Implementierung für einen Angriff</text:span><text:span text:style-name="T23">sbefehl</text:span><text:span text:style-name="T3">:</text:span></text:p>
      <text:p text:style-name="P36"><text:span text:style-name="T3"/></text:p>
      <text:p text:style-name="P45"><text:span text:style-name="T18">Kaufphase</text:span><text:span text:style-name="T3">:</text:span></text:p>
      <text:p text:style-name="P30"><text:span text:style-name="T3">In der </text:span><text:span text:style-name="T19">Kaufphase</text:span><text:span text:style-name="T3"> soll entschieden werden, welche Einheiten als nächstes </text:span><text:span text:style-name="T19">g</text:span><text:span text:style-name="T3">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20">leicht einbinden lässt</text:span><text:span text:style-name="T3">. Im wesentlichen enthält dieser kleine Speicher nur eine Liste, in der beliebig die Typen von Einheiten angegeben werden können, </text:span><text:span text:style-name="T20">die gebaut werden sollen.</text:span></text:p>
      <text:p text:style-name="P30"><text:span text:style-name="T3">TODO: Bild: Unit Presets 01</text:span></text:p>
      <text:p text:style-name="P30"><text:span text:style-name="T3">Mit Hilfe dieser Voreinstellungen erzeuge ich </text:span><text:span text:style-name="T16">ganz konkrete Objekte, welche ich nutze um zu prüfen, ob Einheiten bereits gekauft wurden. Dazu erstelle ich eine leere Liste, die genau dieselbe Länge hat, wie die Liste der Voreinstellungen. Will die K.I. also Einheiten kaufen, geht sie die Liste der Voreinstellungen durch, sowie sie einen Eintrag findet, dem noch keine konkrete Einheit zugewiesen wurde, kauft sie eine Einheit von diesem Typ und weist sie zu. (Vorausgesetzt es sind genügend Credits vorhanden und ein freier Bauplatz wurde gefunden.)</text:span></text:p>
      <text:p text:style-name="P32"><text:span text:style-name="T16">T</text:span><text:span text:style-name="T3">ODO: Bild: Unit presets 02</text:span></text:p>
      <text:p text:style-name="P33"><text:span text:style-name="T3"/></text:p>
      <text:p text:style-name="P3">Implementierung der Befehle</text:p>
      <text:p text:style-name="P11">An dieser Stelle möchte ich auf die konkrete Implementierung der Befehle in Form von Code eingehen.</text:p>
      <text:p text:style-name="P11"/>
      <text:p text:style-name="P16"><text:span text:style-name="T7">Berechnung der erreichbaren Felder</text:span><text:span text:style-name="T3">:</text:span></text:p>
      <text:p text:style-name="P8"><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12">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12">TODO: Bild: erreichbare Felder berechnen</text:p>
      <text:p text:style-name="P9"><text:span text:style-name="T3">Probleme:</text:span><text:span text:style-name="T24">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text:span><text:soft-page-break/><text:span text:style-name="T24">Überprüfung traten keine Abstürze mehr auf und die merklich langen Ladezeiten waren verschwunden.</text:span></text:p>
      <text:p text:style-name="P12"/>
      <text:p text:style-name="P17"><text:span text:style-name="T19">Bewegung zu einem Ziel</text:span><text:span text:style-name="T3">:</text:span></text:p>
      <text:p text:style-name="P13">D<text:span text:style-name="T28">ie Bewegung zu einem beliebigen Zielfeld auf der Karte </text:span>setzt sich aus drei Schritten zusammen:</text:p>
      <text:list xml:id="list3723841777" text:style-name="L3">
        <text:list-item>
          <text:p text:style-name="P26">Eine grobe Route festlegen:<text:span text:style-name="T3"> Mit Hilfe des A* wird der Pfad zum </text:span><text:span text:style-name="T19">Zielfeld</text:span><text:span text:style-name="T3"> </text:span><text:span text:style-name="T19">unter Berücksichtigung aller</text:span><text:span text:style-name="T3"> Gegner berechnet. Sollten Gegner </text:span><text:span text:style-name="T19">jegliche</text:span><text:span text:style-name="T3"> Weg</text:span><text:span text:style-name="T19">e</text:span><text:span text:style-name="T3"> </text:span><text:span text:style-name="T19">zum Ziel versperren</text:span><text:span text:style-name="T3">, zum Beispiel indem sie auf einer Brücke oder in einem Tal stehen, so wird der A* erneut ausgeführt und diesmal werden die Gegner ignoriert. </text:span><text:span text:style-name="T9">Wichtig ist in erster Linie eine grobe Richtung festzulegen.</text:span><text:span text:style-name="T3"> </text:span><text:span text:style-name="T9">Da sich die Einheiten nicht durch Gegner hindurch bewegen können, wird dem Ignorieren der gegnerischen Einheiten im zweiten Schritt Rechnung getragen.<text:line-break/>TODO: Bild: Pfad zum HQ</text:span></text:p>
        </text:list-item>
        <text:list-item>
          <text:p text:style-name="P27">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0">und zwar genau ein Feld vor dem Gegner.<text:line-break/>TODO: Bild: Konkrete Route zum HQ</text:span></text:p>
        </text:list-item>
        <text:list-item>
          <text:p text:style-name="P28"><text:span text:style-name="T25">V</text:span>erhindern, dass alliierte Einheiten auf demselben Feld stehen: <text:span text:style-name="T11">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19">finden sollte</text:span><text:span text:style-name="T11"> </text:span><text:span text:style-name="T14">und diese nach bestimmten Kriterien untersucht (Beschreibung weiter unten)</text:span><text:span text:style-name="T11">. </text:span><text:span text:style-name="T12">Ich begann mit dem Radius eins, das bedeutet die acht Felder um den Zielpunkt wurden überprüft, ob sie frei sind </text:span><text:span text:style-name="T14">und den Kriterien entsprechen</text:span><text:span text:style-name="T12">. War keines der Felder frei, habe ich den Radius um eins erhöht und die nächsten 16 Felder überprüft. Dies habe ich solange wiederholt bis ich entweder ein </text:span><text:span text:style-name="T14">passendes</text:span><text:span text:style-name="T12"> freies Feld gefunden habe oder bis der Radius die </text:span><text:span text:style-name="T19">Breite und die Höhe der Karte </text:span><text:span text:style-name="T12">übersteigt, was bedeutet, dass auf der ganzen Karte kein </text:span><text:span text:style-name="T14">passendes </text:span><text:span text:style-name="T12">freies Feld mehr gefunden wurde. </text:span><text:span text:style-name="T13">In diesem Fall wird das Zielfeld als das Ausgangsfeld gesetzt, </text:span><text:span text:style-name="T14">da eine Bewegung nicht </text:span><text:span text:style-name="T15">möglich</text:span><text:span text:style-name="T14"> wäre.</text:span><text:span text:style-name="T12"><text:line-break/>TODO: Bild: </text:span><text:span text:style-name="T13">GetClosestFreeTileAround</text:span><text:span text:style-name="T11"><text:line-break/>Aus der Liste dieser Felder habe ich alle Felder aussortiert, die weiter von der aktuellen Position entfernt sind als der Zielpunkt, da diese ohnehin nicht erreichbar wären. <text:line-break/></text:span><text:span text:style-name="T12">TODO: Bild: Reduce list to tiles that are closer<text:line-break/></text:span><text:span text:style-name="T13">Diese Liste „naher“ Felder habe ich nach den Feldern sortiert, die einen möglichst dichten Abstand zum Zielfeld und gleichzeitig einen möglichst dichten Abstand zur Ausgangseinheit besitzen.<text:line-break/>TODO: implementieren und bild davon machen ^^</text:span><text:span text:style-name="T12"><text:line-break/></text:span><text:span text:style-name="T13">Schlussendlich musste ich die Liste nur noch nach einem freien Feld durchsuchen und dieses als neues Ziel übergeben. </text:span><text:span text:style-name="T14">Wurde kein Feld gefunden, wurde der Suchradius erhöht und die Prozedur </text:span><text:span text:style-name="T19">wie oben beschrieben </text:span><text:span text:style-name="T14">erneut durchlaufen.<text:line-break/>Für eine scheinbar einfache Funktionalität war überraschend großer Aufwand erforderlich.</text:span><text:span text:style-name="T12"><text:line-break/></text:span></text:p>
        </text:list-item>
      </text:list>
      <text:p text:style-name="P3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13T10:02:43.853000000</dc:date>
    <meta:editing-duration>PT1H39M29S</meta:editing-duration>
    <meta:editing-cycles>11</meta:editing-cycles>
    <meta:document-statistic meta:table-count="0" meta:image-count="0" meta:object-count="0" meta:page-count="3" meta:paragraph-count="45" meta:word-count="1398" meta:character-count="9416" meta:non-whitespace-character-count="8064"/>
  </office:meta>
</office:document-meta>
</file>